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2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3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4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5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6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7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8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9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0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1]/10)"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2]/10)" office:value-type="float" office:value="0.01" calcext:value-type="float">
            <text:p>0.0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3]/10)" office:value-type="float" office:value="0.01" calcext:value-type="float">
            <text:p>0.01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</table:table>
      <table:table table:name="Day 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-[.C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stunted dev, 1 curved tai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-[.C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stunted dev, 1 curved tai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20-[.C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stunted dev, 1 curved tail</text:p>
          </table:table-cell>
        </table:table-row>
        <table:table-row table:style-name="ro1">
          <table:table-cell table:formula="of:=([.A2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(20-[.C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 curved tails, 2 stunted dev</text:p>
          </table:table-cell>
        </table:table-row>
        <table:table-row table:style-name="ro1">
          <table:table-cell table:formula="of:=([.A3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(20-[.C6]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stunted dev</text:p>
          </table:table-cell>
        </table:table-row>
        <table:table-row table:style-name="ro1">
          <table:table-cell table:formula="of:=([.A4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20-[.C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stunted dev</text:p>
          </table:table-cell>
        </table:table-row>
        <table:table-row table:style-name="ro1">
          <table:table-cell table:formula="of:=([.A5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(20-[.C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 curved tails, 1 stunted dev</text:p>
          </table:table-cell>
        </table:table-row>
        <table:table-row table:style-name="ro1">
          <table:table-cell table:formula="of:=([.A6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(20-[.C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stunted dev</text:p>
          </table:table-cell>
        </table:table-row>
        <table:table-row table:style-name="ro1">
          <table:table-cell table:formula="of:=([.A7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(20-[.C1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expanded chest, 2 curved tails</text:p>
          </table:table-cell>
        </table:table-row>
        <table:table-row table:style-name="ro1">
          <table:table-cell table:formula="of:=([.A8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20-[.C11]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([.A9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20-[.C12]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ved spine</text:p>
          </table:table-cell>
        </table:table-row>
        <table:table-row table:style-name="ro1">
          <table:table-cell table:formula="of:=([.A10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-[.C13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 stunted development</text:p>
          </table:table-cell>
        </table:table-row>
        <table:table-row table:style-name="ro1">
          <table:table-cell table:formula="of:=([.A11]/10)"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20-[.C14]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anded torso</text:p>
          </table:table-cell>
        </table:table-row>
        <table:table-row table:style-name="ro1">
          <table:table-cell table:formula="of:=([.A12]/10)" office:value-type="float" office:value="0.01" calcext:value-type="float">
            <text:p>0.01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(20-[.C1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expanded torso, 1 curved spine</text:p>
          </table:table-cell>
        </table:table-row>
        <table:table-row table:style-name="ro1">
          <table:table-cell table:formula="of:=([.A13]/10)" office:value-type="float" office:value="0.01" calcext:value-type="float">
            <text:p>0.0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20-[.C16]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panded torso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-[.C1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rved pine and tail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(20-[.C18])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20-[.C19]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ved spine and t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-00-00</text:date>, <text:time style:data-style-name="N2" text:time-value="17:45:23.546015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0-25T18:02:44.060553989</dc:date>
    <meta:editing-duration>PT11M24S</meta:editing-duration>
    <meta:editing-cycles>5</meta:editing-cycles>
    <meta:generator>LibreOffice/6.4.7.2$Linux_X86_64 LibreOffice_project/40$Build-2</meta:generator>
    <meta:document-statistic meta:table-count="2" meta:cell-count="340" meta:object-count="0"/>
  </office:meta>
</office:document-meta>
</file>